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0.06mm" svg:height="90.04mm" svg:x="211.83mm" svg:y="1.86mm">
            <draw:object draw:notify-on-update-of-ranges="Tabelle1.A1:Tabelle1.A1 Tabelle1.A2:Tabelle1.A5 Tabelle1.D1:Tabelle1.D1 Tabelle1.D2:Tabelle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 text:c="2"/>Mode</text:p>
          </table:table-cell>
          <table:table-cell office:value-type="string" calcext:value-type="string">
            <text:p><text:s/>Cnt</text:p>
          </table:table-cell>
          <table:table-cell office:value-type="string" calcext:value-type="string">
            <text:p><text:s text:c="8"/>Score</text:p>
          </table:table-cell>
          <table:table-cell/>
          <table:table-cell office:value-type="string" calcext:value-type="string">
            <text:p><text:s text:c="7"/>Error</text:p>
          </table:table-cell>
          <table:table-cell office:value-type="string" calcext:value-type="string">
            <text:p><text:s/>Units</text:p>
          </table:table-cell>
        </table:table-row>
        <table:table-row table:style-name="ro1">
          <table:table-cell office:value-type="string" calcext:value-type="string">
            <text:p>benchMonitor.measureMonitor</text:p>
          </table:table-cell>
          <table:table-cell office:value-type="string" calcext:value-type="string">
            <text:p><text:s/>thrpt</text:p>
          </table:table-cell>
          <table:table-cell office:value-type="float" office:value="40" calcext:value-type="float">
            <text:p>40</text:p>
          </table:table-cell>
          <table:table-cell office:value-type="float" office:value="17139680.332" calcext:value-type="float">
            <text:p>17.139.680,33</text:p>
          </table:table-cell>
          <table:table-cell office:value-type="string" calcext:value-type="string">
            <text:p>±</text:p>
          </table:table-cell>
          <table:table-cell office:value-type="float" office:value="402542.846" calcext:value-type="float">
            <text:p>402542,846</text:p>
          </table:table-cell>
          <table:table-cell office:value-type="string" calcext:value-type="string">
            <text:p><text:s/>ops/s</text:p>
          </table:table-cell>
        </table:table-row>
        <table:table-row table:style-name="ro1">
          <table:table-cell office:value-type="string" calcext:value-type="string">
            <text:p>benchMonitor.depositAndCheck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38111500.34" calcext:value-type="float">
            <text:p>38.111.500,34</text:p>
          </table:table-cell>
          <table:table-cell office:value-type="string" calcext:value-type="string">
            <text:p>±</text:p>
          </table:table-cell>
          <table:table-cell office:value-type="float" office:value="840738.152" calcext:value-type="float">
            <text:p>840738,152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BenchAtomicAdder.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247238162.604" calcext:value-type="float">
            <text:p>247.238.162,60</text:p>
          </table:table-cell>
          <table:table-cell office:value-type="string" calcext:value-type="string">
            <text:p>±</text:p>
          </table:table-cell>
          <table:table-cell office:value-type="float" office:value="7574705.105" calcext:value-type="float">
            <text:p>7574705,105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BenchAtomicAdder.depositAndCheck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488082325.669" calcext:value-type="float">
            <text:p>488.082.325,67</text:p>
          </table:table-cell>
          <table:table-cell office:value-type="string" calcext:value-type="string">
            <text:p>±</text:p>
          </table:table-cell>
          <table:table-cell office:value-type="float" office:value="20515975.988" calcext:value-type="float">
            <text:p>20515975,988</text:p>
          </table:table-cell>
          <table:table-cell office:value-type="string" calcext:value-type="string">
            <text:p>ops/s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2:48:35.397000000</meta:creation-date>
    <dc:date>2016-04-18T23:11:30.096000000</dc:date>
    <meta:editing-duration>PT52S</meta:editing-duration>
    <meta:editing-cycles>1</meta:editing-cycles>
    <meta:document-statistic meta:table-count="1" meta:cell-count="34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legend chart:legend-position="end" svg:x="13.505cm" svg:y="4.203cm" style:legend-expansion="high" chart:style-name="ch2"/>
        <chart:plot-area chart:style-name="ch3" table:cell-range-address="Tabelle1.A1:Tabelle1.A5 Tabelle1.D1:Tabelle1.D5" chart:data-source-has-labels="both" svg:x="0.32cm" svg:y="0.18cm" svg:width="12.865cm" svg:height="8.645cm">
          <chartooo:coordinate-region svg:x="2.926cm" svg:y="0.18cm" svg:width="10.259cm" svg:height="3.837cm"/>
          <chart:axis chart:dimension="x" chart:name="primary-x" chart:style-name="ch4" chartooo:axis-type="auto">
            <chartooo:date-scale/>
            <chart:categories table:cell-range-address="Tabelle1.A2:Tabe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5" chart:label-cell-address="Tabelle1.D1:Tabelle1.D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  Score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chMonitor.measureMonitor</text:p>
                <draw:g>
                  <svg:desc>Tabelle1.A2:Tabelle1.A5</svg:desc>
                </draw:g>
              </table:table-cell>
              <table:table-cell office:value-type="float" office:value="17139680.332">
                <text:p>17139680.332</text:p>
                <draw:g>
                  <svg:desc>Tabelle1.D2:Tabelle1.D5</svg:desc>
                </draw:g>
              </table:table-cell>
            </table:table-row>
            <table:table-row>
              <table:table-cell office:value-type="string">
                <text:p>benchMonitor.depositAndCheck</text:p>
              </table:table-cell>
              <table:table-cell office:value-type="float" office:value="38111500.34">
                <text:p>38111500.34</text:p>
              </table:table-cell>
            </table:table-row>
            <table:table-row>
              <table:table-cell office:value-type="string">
                <text:p>BenchAtomicAdder.deposit</text:p>
              </table:table-cell>
              <table:table-cell office:value-type="float" office:value="247238162.604">
                <text:p>247238162.604</text:p>
              </table:table-cell>
            </table:table-row>
            <table:table-row>
              <table:table-cell office:value-type="string">
                <text:p>BenchAtomicAdder.depositAndCheck</text:p>
              </table:table-cell>
              <table:table-cell office:value-type="float" office:value="488082325.669">
                <text:p>488082325.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